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1c75bc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1c75bc" fo:padding="0.101cm" fo:border-left="none" fo:border-right="0.5pt solid #1c75bc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1c75bc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1c75bc" fo:padding="0.101cm" fo:border-left="0.5pt solid #1c75bc" fo:border-right="0.5pt solid #1c75bc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1c75bc" fo:padding="0.101cm" fo:border-left="none" fo:border-right="0.5pt solid #1c75bc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1c75bc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1c75bc" fo:padding="0.101cm" fo:border-left="0.5pt solid #1c75bc" fo:border-right="0.5pt solid #1c75bc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style:paragraph-properties fo:text-align="end" style:justify-single-word="false"/>
      <style:text-properties officeooo:paragraph-rsid="002127de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2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2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3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9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rsid="00ac9588" officeooo:paragraph-rsid="0047c394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paragraph-rsid="0047c394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47c39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rsid="00ac9588" officeooo:paragraph-rsid="0047c394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font-name="Lato"/>
    </style:style>
    <style:style style:name="P46" style:family="paragraph" style:parent-style-name="Standard">
      <style:text-properties style:font-name="Lato"/>
    </style:style>
    <style:style style:name="P47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52" style:family="paragraph" style:parent-style-name="Table_20_Contents">
      <style:text-properties officeooo:paragraph-rsid="0026fd06"/>
    </style:style>
    <style:style style:name="P53" style:family="paragraph" style:parent-style-name="Table_20_Contents">
      <style:text-properties fo:font-size="6pt" officeooo:paragraph-rsid="0026fd06" style:font-size-asian="5.25pt" style:font-size-complex="6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3aabea"/>
    </style:style>
    <style:style style:name="P56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fo:color="#000000" loext:opacity="100%" style:font-name="Calibri" fo:font-size="9pt" fo:font-weight="bold" officeooo:rsid="0047c394" style:font-size-asian="9pt" style:font-weight-asian="bold" style:font-size-complex="9pt" style:font-weight-complex="bold"/>
    </style:style>
    <style:style style:name="T24" style:family="text">
      <style:text-properties fo:color="#000000" loext:opacity="100%" style:font-name="Calibri" fo:font-size="9pt" fo:font-weight="bold" officeooo:rsid="0047f5ef" style:font-size-asian="9pt" style:font-weight-asian="bold" style:font-size-complex="9pt" style:font-weight-complex="bold"/>
    </style:style>
    <style:style style:name="T25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  <text:user-field-decl office:value-type="string" office:string-value="date" text:name="py3o.payment.format_date"/>
        <text:user-field-decl office:value-type="string" office:string-value="amount" text:name="py3o.payment.format_amount"/>
        <text:user-field-decl office:value-type="string" office:string-value="residual" text:name="py3o.o.bf_residua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48723712">
          <table:table-cell table:style-name="Table1.A1" office:value-type="string">
            <text:p text:style-name="P31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2312800">
          <table:table-cell table:style-name="Table2.A1" office:value-type="string">
            <text:p text:style-name="P9">Address</text:p>
            <text:p text:style-name="P12"><text:user-field-get text:name="py3o.o.partner_id.bf_display_address_without_company">bf_display_address_without_company</text:user-field-get></text:p>
            <text:p text:style-name="P52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53"/>
            <text:p text:style-name="P9">Phone</text:p>
            <text:p text:style-name="P10"><text:user-field-get text:name="py3o.o.partner_id.phone">phon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53"/>
            <text:p text:style-name="P9">Website</text:p>
            <text:p text:style-name="P10"><text:user-field-get text:name="py3o.o.partner_id.website">websit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20">D<text:span text:style-name="T18">escription</text:span></text:p>
                </table:table-cell>
                <table:table-cell table:style-name="Table3.B1" office:value-type="string">
                  <text:p text:style-name="P21"/>
                </table:table-cell>
                <table:table-cell table:style-name="Table3.C1" office:value-type="string">
                  <text:p text:style-name="P20">Q<text:span text:style-name="T25">ty</text:span></text:p>
                </table:table-cell>
                <table:table-cell table:style-name="Table3.A1" office:value-type="string">
                  <text:p text:style-name="P20">P<text:span text:style-name="T18">rice</text:span></text:p>
                </table:table-cell>
                <table:table-cell table:style-name="Table3.A1" office:value-type="string">
                  <text:p text:style-name="P20">T<text:span text:style-name="T18">ax</text:span></text:p>
                </table:table-cell>
                <table:table-cell table:style-name="Table3.A1" office:value-type="string">
                  <text:p text:style-name="P21"/>
                </table:table-cell>
                <table:table-cell table:style-name="Table3.A1" office:value-type="string">
                  <text:p text:style-name="P20">T<text:span text:style-name="T18">otal</text:span></text:p>
                </table:table-cell>
                <table:table-cell table:style-name="Table3.A1" office:value-type="string">
                  <text:p text:style-name="P21"/>
                </table:table-cell>
              </table:table-row>
              <table:table-row table:style-name="TableLine181068320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9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4"/>
                </table:table-cell>
                <table:table-cell table:style-name="Table3.D3" office:value-type="string">
                  <text:p text:style-name="P35"/>
                </table:table-cell>
                <table:table-cell table:style-name="Table3.E3" office:value-type="string">
                  <text:p text:style-name="P35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5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301253696">
                <table:table-cell table:style-name="Table3.B1" office:value-type="string">
                  <text:p text:style-name="P28"><text:user-field-get text:name="py3o.line.product_id.name">line.product_id.name</text:user-field-get></text:p>
                  <text:p text:style-name="P27"><text:user-field-get text:name="py3o.line.bf_name">line.bf_name</text:user-field-get></text:p>
                </table:table-cell>
                <table:table-cell table:style-name="Table3.B4" office:value-type="string">
                  <text:p text:style-name="P22"/>
                </table:table-cell>
                <table:table-cell table:style-name="Table3.C4" office:value-type="string">
                  <text:p text:style-name="P23"><text:user-field-get text:name="py3o.line.bf_quantity">qty</text:user-field-get></text:p>
                </table:table-cell>
                <table:table-cell table:style-name="Table3.C4" office:value-type="string">
                  <text:p text:style-name="P23"><text:user-field-get text:name="py3o.line.bf_price_unit">bf_price_unit</text:user-field-get></text:p>
                </table:table-cell>
                <table:table-cell table:style-name="Table3.E4" office:value-type="string">
                  <text:p text:style-name="P23"><text:user-field-get text:name="py3o.line.bf_invoice_line_tax_ids">tax</text:user-field-get></text:p>
                </table:table-cell>
                <table:table-cell table:style-name="Table3.F4" office:value-type="string">
                  <text:p text:style-name="P22"/>
                </table:table-cell>
                <table:table-cell table:style-name="Table3.B1" office:value-type="string">
                  <text:p text:style-name="P23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309890576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225432080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358148736">
                <table:table-cell table:style-name="Table3.A7" table:number-rows-spanned="11" table:number-columns-spanned="3" office:value-type="string">
                  <text:p text:style-name="P50">Payment method:</text:p>
                  <text:p text:style-name="P11">Cheque, Paypal, WesternUnion, Payonner, MasterCard</text:p>
                  <text:p text:style-name="P51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9"><text:span text:style-name="T19">Payment </text:span><text:span text:style-name="T20">T</text:span><text:span text:style-name="T19">erms:</text:span></text:p>
                  <text:p text:style-name="P38"><text:user-field-get text:name="py3o.o.payment_term_id.bf_note">payment_term_id.bf_note</text:user-field-get></text:p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4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6"><text:user-field-get text:name="py3o.o.bf_amount_untaxed">amount_untaxed</text:user-field-get></text:p>
                </table:table-cell>
                <table:table-cell table:style-name="Table3.H7" office:value-type="string">
                  <text:p text:style-name="P22"/>
                </table:table-cell>
              </table:table-row>
              <table:table-row table:style-name="TableLine141597184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246315008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7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8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151237696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279771792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9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30"><text:user-field-get text:name="py3o.o.bf_amount_total">bf_amount_total</text:user-field-get></text:p>
                </table:table-cell>
                <table:table-cell table:style-name="Table3.B1" office:value-type="string">
                  <text:p text:style-name="P22"/>
                </table:table-cell>
              </table:table-row>
              <table:table-row table:style-name="TableLine15518763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for=%22payment%20in%20data.payments%22" text:style-name="Internet_20_link" text:visited-style-name="Visited_20_Internet_20_Link"><text:span text:style-name="T24">for="payment in data.payments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05360688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0">Paid on <text:user-field-get text:name="py3o.payment.format_date">date</text:user-field-get></text:p>
                </table:table-cell>
                <table:covered-table-cell/>
                <table:covered-table-cell/>
                <table:table-cell table:style-name="Table3.D13" office:value-type="string">
                  <text:p text:style-name="P41"><text:user-field-get text:name="py3o.payment.format_amount">amount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05028640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for" text:style-name="Internet_20_link" text:visited-style-name="Visited_20_Internet_20_Link"><text:span text:style-name="T23">for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173920256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if=%22len(data.payments)%22" text:style-name="Internet_20_link" text:visited-style-name="Visited_20_Internet_20_Link"><text:span text:style-name="T23">if="len(data.payments)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153614336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4">Amount Due</text:p>
                </table:table-cell>
                <table:covered-table-cell/>
                <table:covered-table-cell/>
                <table:table-cell table:style-name="Table3.D13" office:value-type="string">
                  <text:p text:style-name="P43"><text:user-field-get text:name="py3o.o.bf_residual">residual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15826720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if" text:style-name="Internet_20_link" text:visited-style-name="Visited_20_Internet_20_Link"><text:span text:style-name="T23">if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</table:table>
            <text:p text:style-name="P45"/>
          </table:table-cell>
        </table:table-row>
      </table:table>
      <text:p text:style-name="P55"><text:a xlink:type="simple" xlink:href="py3o://if=%22o.comment%22" text:style-name="Internet_20_link" text:visited-style-name="Visited_20_Internet_20_Link"><text:span text:style-name="T14">if="o.comment"</text:span></text:a></text:p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35041472">
          <table:table-cell table:style-name="Table7.A1" office:value-type="string">
            <text:p text:style-name="P54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7"><text:user-field-get text:name="py3o.o.bf_comment">bf_comment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1c75bc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163320976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289941024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7:25.954594488</dc:date>
    <meta:editing-duration>PT2H31M50S</meta:editing-duration>
    <meta:editing-cycles>54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73" meta:word-count="101" meta:character-count="886" meta:non-whitespace-character-count="858"/>
  </office:meta>
</office:document-meta>
</file>